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background-color="#ff0000"/>
    </style:style>
    <style:style style:name="T1" style:family="text">
      <style:text-properties fo:background-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Отчет по тренировке от 14 декабря 2012 года</text:p>
      <text:p text:style-name="Standard"/>
      <text:p text:style-name="Standard">Пройденные техники в тачи ваза:</text:p>
      <text:list xml:id="list366996649" text:style-name="L1">
        <text:list-item>
          <text:p text:style-name="P1">катате риоте дори ирими наге;</text:p>
        </text:list-item>
        <text:list-item>
          <text:p text:style-name="P1">уширо риоте дори: дзю дзю гарами;</text:p>
        </text:list-item>
        <text:list-item>
          <text:p text:style-name="P1">уширо риоте дори: скумен ирими наге;</text:p>
        </text:list-item>
        <text:list-item>
          <text:p text:style-name="P1">уширо рио хиджи дори: икке;</text:p>
        </text:list-item>
      </text:list>
      <text:p text:style-name="Standard"/>
      <text:p text:style-name="Standard">Техники пройденные в сувари ваза:</text:p>
      <text:list xml:id="list1804831410" text:style-name="L2">
        <text:list-item>
          <text:p text:style-name="P2">рио ката дори(заменена на риоте дори) икке, никке;</text:p>
        </text:list-item>
        <text:list-item>
          <text:p text:style-name="P2">ката дори санке;</text:p>
        </text:list-item>
        <text:list-item>
          <text:p text:style-name="P2">катате дори коте гаеши;</text:p>
        </text:list-item>
        <text:list-item>
          <text:p text:style-name="P2">катате дори ирими наге.</text:p>
        </text:list-item>
      </text:list>
      <text:p text:style-name="Standard"/>
      <text:p text:style-name="Standard">Замечания: </text:p>
      <text:list xml:id="list1134984975" text:style-name="L3">
        <text:list-item>
          <text:p text:style-name="P3">риоте — захват всегда за запястья; рио — захват может быть за плечи(ката), локти(хиджи).</text:p>
        </text:list-item>
        <text:list-item>
          <text:p text:style-name="P3">Катата риоте – захват одной руки двумя;</text:p>
        </text:list-item>
        <text:list-item>
          <text:p text:style-name="P3">просто риоте(без катата) – захват двумя руками двух рук;</text:p>
        </text:list-item>
      </text:list>
      <text:p text:style-name="Standard"/>
      <text:p text:style-name="Standard">Тачи ваза катате риоте дори ирими наге – захват одной руки двумя руками. Рука подается в позиции «кисть вверх — локоть вниз». В динамике в отличии от статики уке не позволяет наге повернуть руку в позицию «кисть вниз – локоть вверх», а сразу выполняет тенкан. Выполнение ирими наге в случае катате риоте дори аналогично выполнению при ката дори мен учи – при выполнении тенкана производится небольшое движение рукой вперед, потом вниз и отведение руки от себя, для того чтобы достаточно развернуть уке. Далее техника выполняется с воздействием на плечо(не на шею!) уке(вспомни про руку-шланг).</text:p>
      <text:p text:style-name="Standard"/>
      <text:p text:style-name="Standard">Тачи ваза уширо риоте дори дзю дзю гарами – захват двух рук сзади за запястья. Основные моменты: три шага, зрительный контакт с уке, правильный «домик»(руки не вытянуты, а находятся близко к лицу – уке должно быть удобно держать; локти не прижаты к телу, а находятся под углом достаточным для проведения возможной атаки), выход(ближняя к уке нога отводится назад в широкую стойку, одновременно с этим голова проходит под рукой уке), правильный перехват рук(в момент захвата одна рука была впереди, другая позади; для руки изначально бывшей впереди перехват осуществляется отведением своей руки назад и подхватом руки уке снизу, как при кайтен наге; рука бывшая позади захватывает запястье уке так чтобы большой палец наге в момент захвата проходил снизу и поворачивает руку уке вокруг своей оси вперед, при этом позиция рук такая же как при выполнении уде кеми наге), вытягивание переплетенных рук, отпускание нужной руки уке при броске(на одной из рук уке будет выполняться бросок с шагом одноименной ноги, отпускать следует другую руку).</text:p>
      <text:p text:style-name="Standard"/>
      <text:p text:style-name="Standard">Тачи ваза уширо риоте дори скумен ирими наге – захват двух рук сзади за запястья. Выполняется похоже уширо рио ката дори скумен ирими наге(захват двумя руками сзади за предплечья) – <text:s text:c="2"/>шаг вперед, тенкан с проходом между рук уке. В отличии от формы уширо рио ката дори далее не выполняется поворот в противоположную от уке сторону, а с работа локтем в лицо уке со сломом его линии и броском.</text:p>
      <text:p text:style-name="Standard"/>
      <text:p text:style-name="Standard">Тачи ваза уширо рио хиджи дори икке – захват локтей двумя руками сзади. Выполняется аналогично форме уширо рио ката дори икке. Основные моменты: три шага, зрительный контакт с уке, правильный домик, начало движения рук без остановки, разрез до пола, захват плеча уке, далее как обычно. Формы «Ура» нет.</text:p>
      <text:p text:style-name="P4"><text:soft-page-break/></text:p>
      <text:p text:style-name="Standard">Сувари ваза риоте дори икке – захват двух рук двумя руками в разноименной позиции ног. В динамики для формы омоте движение начинается одновременно с уке, а для формы ура заранее и одновременно с подачей рук. Необходимо «отдать руки», т. е. начинать работать над руками уке только после захвата.</text:p>
      <text:p text:style-name="Standard"/>
      <text:p text:style-name="Standard">Сувари ваза риоте дори никке – обратить внимание, что для формы ура во время выполнения болевого приема стойка расширяется. Захват в форме «ура» осуществляется за локоть, а не за запястье. В отличии от аналогичной формы в тачи ваза. При выполнении формы ура необходимо вставать не в параллель с уке, а под небольшим углом к нему.</text:p>
      <text:p text:style-name="Standard"/>
      <text:p text:style-name="Standard">Сувари ваза ката дори санке – захват одной рукой за предплечье. Необходимо обратить внимание на то, что в форме омоте не выполняется удержание руки уке плечом в момент захвата его ладони. Вместо этого выполняется вытеснение как при йонке, <text:span text:style-name="T1">затем захват запястья уке одноименной рукой поднятие вверх и передача в другую руку, затем ирими и тенкан за голову уке.</text:span> <text:s/>В форме ура необходимо сначала полностью опустить руку уке после выполнения тенкана, а затем выполнить перехват за кисть руки уке.</text:p>
      <text:p text:style-name="Standard"/>
      <text:p text:style-name="Standard">Сувари ваза катате дори котегаеши – захват за запястье одноименной рукой. Необходимо помнить что уход производится как на форму ура икке, при этом совершается свободной рукой разрез в кисть уке, чтобы освободиться от захвата далее как обычно.</text:p>
      <text:p text:style-name="Standard"/>
      <text:p text:style-name="Standard">Сувари ваза катате дори ирими наге – начало как на котегаеши. Необходимо помнить о «закрывающем сверху» движении рукой при выполнении приема, при этом к работе должно подключиться плечо. Очень важно в момент броска не перемещать ноги – в сувари ваза в отличии от тачи ваза ноги в этом случае не двигаю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6T03:40:23</meta:creation-date>
    <dc:date>2012-12-19T23:24:05</dc:date>
    <meta:editing-duration>PT1H12M8S</meta:editing-duration>
    <meta:editing-cycles>8</meta:editing-cycles>
    <meta:generator>LibreOffice/3.5$Linux_x86 LibreOffice_project/350m1$Build-2</meta:generator>
    <meta:document-statistic meta:table-count="0" meta:image-count="0" meta:object-count="0" meta:page-count="2" meta:paragraph-count="24" meta:word-count="740" meta:character-count="4534" meta:non-whitespace-character-count="3825"/>
  </office:meta>
</office:document-meta>
</file>